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17b2" officeooo:paragraph-rsid="001417b2"/>
    </style:style>
    <style:style style:name="P2" style:family="paragraph" style:parent-style-name="Standard">
      <style:text-properties officeooo:rsid="001417b2" officeooo:paragraph-rsid="001417b2"/>
    </style:style>
    <style:style style:name="P3" style:family="paragraph" style:parent-style-name="Standard" style:list-style-name="L1">
      <style:text-properties officeooo:rsid="00173a56" officeooo:paragraph-rsid="0018c5b0"/>
    </style:style>
    <style:style style:name="P4" style:family="paragraph" style:parent-style-name="Standard" style:list-style-name="L1">
      <style:text-properties officeooo:rsid="00173a56" officeooo:paragraph-rsid="001ad6bd"/>
    </style:style>
    <style:style style:name="T1" style:family="text">
      <style:text-properties officeooo:rsid="00189ec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olkit and Knowledge Website development</text:p>
      <text:list xml:id="list8037965270055661268" text:style-name="L1">
        <text:list-item>
          <text:p text:style-name="P3">Purpose of this project<text:line-break/> <text:s text:c="3"/>to store knowledge including code snippet, picture, and attachement such as word, <text:span text:style-name="T1">odt, excel and so on.<text:line-break/></text:span></text:p>
        </text:list-item>
        <text:list-item>
          <text:p text:style-name="P4"><text:span text:style-name="T1"><text:s/>API Requirement<text:line-break/>Login UI, <text:line-break/>Javascript: <text:s/>Validator: PasswordLength &gt; 6.<text:line-break/><text:line-break/>C#: <text:s/>void VerifyUserNameandPassword() { <text:s text:c="4"/>} from database.<text:line-break/><text:tab/>Salt = randStringWith4length();<text:line-break/><text:tab/>Password = txtPassword.txt;<text:line-break/>UserName = txtUserName.txt;<text:line-break/>VerifyUserNameandPassword(UserName, password+salt); //write to cookie.<text:line-break/> <text:s text:c="6"/>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0:54:14.075000000</meta:creation-date>
    <meta:generator>LibreOffice/5.1.3.2$Windows_x86 LibreOffice_project/644e4637d1d8544fd9f56425bd6cec110e49301b</meta:generator>
    <dc:date>2016-07-02T15:34:52.829000000</dc:date>
    <meta:editing-duration>PT16M58S</meta:editing-duration>
    <meta:editing-cycles>7</meta:editing-cycles>
    <meta:document-statistic meta:table-count="0" meta:image-count="0" meta:object-count="0" meta:page-count="1" meta:paragraph-count="3" meta:word-count="58" meta:character-count="479" meta:non-whitespace-character-count="402"/>
  </office:meta>
</office:document-meta>
</file>